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T11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Tipos de artefactos</text:p>
      <text:p text:style-name="P2"/>
      <text:p text:style-name="Standard"><text:span text:style-name="T3">-Product Backlog:<text:s/></text:span>En él, se recogen todas las peticiones o requisitos que debe cumplir el producto. Estas peticiones serán dadas por el product owner, el cuál será<text:s/>el usuario final. Durante la fase de desarrollo del producto esta lista de requerimientos se irá modificando o agregando más cosas acorde a las peticiones del cliente. Estás demandas, también se desarrollarán y concretarán en este documento. Para así, elaborar un producto que se adapte lo mejor posible al<text:s/>Product<text:s/>Owner.</text:p>
      <text:p text:style-name="P4"/>
      <text:p text:style-name="Standard"><text:span text:style-name="T5">-Sprint Backlog:<text:s/></text:span>Se trata de una selección de peticiones del product backlog destinado para el equipo técnico, en el cuál se desarrollan los pasos a realizar de cara al próximo sprint con<text:s/>el objetivo de llevar a cabo un plan para cada requisito a tratar. Estos requerimientos, podrán actualizarse a medida que se vayan desarrollando. Para observar el estado del sprint, se tendrá un lugar donde observar el desarrollo del mismo e ir actualizándolo.</text:p>
      <text:p text:style-name="P6"/>
      <text:p text:style-name="Standard"><text:span text:style-name="T7">-Scrum Board:<text:s/></text:span>Es la elaboración de una pizarra o mural (se puede hacer también en formato digital) en el que se verá reflejado todo el progreso del proyecto. Número de equipos y sus intengrantes, objetivos del sprint, fechas, requisitos completados,<text:s/>requisitos en progreso. En definiva, cualquier dato relevante para el desarrollo del producto.</text:p>
      <text:p text:style-name="P8"/>
      <text:p text:style-name="Standard"><text:span text:style-name="T9">-Incremento:<text:s/></text:span>Es el análisis del trabajo en realizado en el sprint, con el fin de comprobar que es lo que se puede mejorar.</text:p>
      <text:p text:style-name="P10"/>
      <text:p text:style-name="Standard"><text:span text:style-name="T11">-”Terminado”:<text:s/></text:span>Es la versión del producto final. El product owner y el equipo de desarrollo deberán discutir que como será esta versión. Además, el concepto de terminado podrá ir variando durante el desarrollo, siempre y cuando ambas partes estén de acuerd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ni Pérez</meta:initial-creator>
    <dc:creator>Daniel Pérez</dc:creator>
    <meta:creation-date>2018-03-04T18:17:00Z</meta:creation-date>
    <dc:date>2018-03-20T09:18:00Z</dc:date>
    <meta:template xlink:href="Normal" xlink:type="simple"/>
    <meta:editing-cycles>3</meta:editing-cycles>
    <meta:editing-duration>PT1380S</meta:editing-duration>
    <meta:document-statistic meta:page-count="1" meta:paragraph-count="3" meta:word-count="259" meta:character-count="1683" meta:row-count="11" meta:non-whitespace-character-count="1427"/>
  </office:meta>
</office:document-meta>
</file>